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stroke="none" draw:fill="none" fo:min-height="3.3cm"/>
    </style:style>
    <style:style style:name="pr9" style:family="presentation" style:parent-style-name="lyt-cool-outline1">
      <style:graphic-properties draw:stroke="none" draw:fill="none" fo:min-height="2.304cm"/>
    </style:style>
    <style:style style:name="pr10" style:family="presentation" style:parent-style-name="lyt-cool-outline1">
      <style:graphic-properties draw:stroke="none" draw:fill="none" fo:min-height="2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  <style:text-properties fo:font-size="28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normal" fo:font-weight="normal"/>
    </style:style>
    <style:style style:name="T7" style:family="text">
      <style:text-properties fo:font-size="28pt"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s There Such a Thing As “Corrected” <text:span text:style-name="T2">uv</text:span> Data?</text:p>
          </draw:text-box>
        </draw:frame>
        <draw:frame draw:style-name="gr2" draw:layer="layout" svg:width="22.323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4" draw:layer="layout" svg:width="23.912cm" svg:height="1.569cm" svg:x="2.5cm" svg:y="2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4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4">uv-plane effects (the <text:span text:style-name="T3">G</text:span>s) can be easily taken out:</text:p>
              </text:list-item>
            </text:list>
          </draw:text-box>
        </draw:frame>
        <draw:frame draw:style-name="gr2" draw:layer="layout" svg:width="18.063cm" svg:height="2.714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9.259cm" svg:height="2.483cm" svg:x="7.241cm" svg:y="15.0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4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4">image-plane effects are generally irreversible: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4.20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4" draw:layer="layout" svg:width="23.912cm" svg:height="6.586cm" svg:x="2.088cm" svg:y="15.201cm" presentation:class="outline" presentation:user-transformed="true">
          <draw:text-box>
            <text:list text:style-name="L2">
              <text:list-item>
                <text:p text:style-name="P4">In general, uv data can only be “corrected” for a single point on the sky.</text:p>
              </text:list-item>
            </text:list>
            <text:list text:style-name="L2">
              <text:list-item>
                <text:p text:style-name="P4">This is the motivation for facet imaging.</text:p>
              </text:list-item>
            </text:list>
            <text:list text:style-name="L2">
              <text:list-item>
                <text:p text:style-name="P4">(There are some shortcuts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&amp; Conquer</text:p>
          </draw:text-box>
        </draw:frame>
        <draw:frame presentation:style-name="pr7" draw:text-style-name="P4" draw:layer="layout" svg:width="25cm" svg:height="5.269cm" svg:x="2cm" svg:y="5.5cm" presentation:class="outline" presentation:user-transformed="true">
          <draw:text-box>
            <text:list text:style-name="L2">
              <text:list-item>
                <text:p text:style-name="P4">This is fine in theory, but in practice the general integral form of the ME is computationally intractable. Shortcuts needed!</text:p>
              </text:list-item>
            </text:list>
          </draw:text-box>
        </draw:frame>
        <draw:frame draw:style-name="gr2" draw:layer="layout" svg:width="26.303cm" svg:height="9.132cm" svg:x="1.5cm" svg:y="10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3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4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4">Point sources are trivial, since their <text:span text:style-name="T3">B</text:span> is a delta function.</text:p>
              </text:list-item>
            </text:list>
          </draw:text-box>
        </draw:frame>
        <draw:frame presentation:style-name="pr7" draw:text-style-name="P4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4">Product of five 2x2 matrices.</text:p>
              </text:list-item>
            </text:list>
            <text:list text:style-name="L2">
              <text:list-item>
                <text:p text:style-name="P4">We can predict point sources perfectly.</text:p>
              </text:list-item>
            </text:list>
            <text:list text:style-name="L2">
              <text:list-item>
                <text:p text:style-name="P4">Computationally practical for a limited number of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4" draw:layer="layout" svg:width="23.912cm" svg:height="17.122cm" svg:x="2.058cm" svg:y="5.838cm" presentation:class="outline" presentation:user-transformed="true">
          <draw:text-box>
            <text:list text:style-name="L2">
              <text:list-item>
                <text:p text:style-name="P4">Any <text:span text:style-name="T3">B</text:span> that is not a delta-function gets interesting, especially if <text:span text:style-name="T3">E</text:span> is not trivial, and especially for wider fields (the “not quite an F.T.” problem.)</text:p>
              </text:list-item>
            </text:list>
            <text:list text:style-name="L2">
              <text:list-item>
                <text:p text:style-name="P4">...but we need to solve this for two reasons.</text:p>
              </text:list-item>
            </text:list>
            <text:list text:style-name="L2">
              <text:list-item>
                <text:p text:style-name="P4">Reason 1: spatially extended sources</text:p>
              </text:list-item>
            </text:list>
            <text:list text:style-name="L2">
              <text:list-item>
                <text:p text:style-name="P4">Reason 2: it is impractical to directly predict large numbers of fainter sources individually, so we need to organize them into “patches”, and find a faster way to predict a patch <text:span text:style-name="T2">en masse</text:span>.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 Is a Small Patch?</text:p>
          </draw:text-box>
        </draw:frame>
        <draw:frame draw:style-name="gr2" draw:layer="layout" svg:width="24.976cm" svg:height="11.519cm" svg:x="2cm" svg:y="8.9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4" draw:layer="layout" svg:width="23.912cm" svg:height="13.231cm" svg:x="2.058cm" svg:y="5.838cm" presentation:class="outline">
          <draw:text-box>
            <text:list text:style-name="L2">
              <text:list-item>
                <text:p text:style-name="P4">For the time being, we make no distinction between an extended source and a patch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Reducing to an F.T.</text:p>
          </draw:text-box>
        </draw:frame>
        <draw:frame draw:style-name="gr2" draw:layer="layout" svg:width="26.191cm" svg:height="11.587cm" svg:x="1.309cm" svg:y="5.4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8" draw:text-style-name="P6" draw:layer="layout" svg:width="26.755cm" svg:height="4.589cm" svg:x="1.245cm" svg:y="17.5cm">
          <draw:text-box>
            <text:list text:style-name="L2">
              <text:list-item>
                <text:list>
                  <text:list-item>
                    <text:p text:style-name="P4"><text:span text:style-name="T4">In other words, we can approximate the source by doing an F.T. of the source at the phase centre, followed by a phase shift </text:span><text:span text:style-name="T5">K </text:span><text:span text:style-name="T6">corresponding to the real source 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Good News</text:p>
          </draw:text-box>
        </draw:frame>
        <draw:frame presentation:style-name="pr9" draw:text-style-name="P6" draw:layer="layout" svg:width="26.755cm" svg:height="2.304cm" svg:x="1.245cm" svg:y="8.696cm">
          <draw:text-box>
            <text:list text:style-name="L2">
              <text:list-item>
                <text:list>
                  <text:list-item>
                    <text:p text:style-name="P4"><text:span text:style-name="T4">Compare this to the ME for a point source:</text:span></text:p>
                  </text:list-item>
                </text:list>
              </text:list-item>
            </text:list>
          </draw:text-box>
        </draw:frame>
        <draw:frame draw:style-name="gr2" draw:layer="layout" svg:width="10.38cm" svg:height="1.807cm" svg:x="9.12cm" svg:y="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8.448cm" svg:height="1.525cm" svg:x="10.052cm" svg:y="10.47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0" draw:text-style-name="P6" draw:layer="layout" svg:width="26.755cm" svg:height="8.03cm" svg:x="1.245cm" svg:y="13cm">
          <draw:text-box>
            <text:list text:style-name="L2">
              <text:list-item>
                <text:list>
                  <text:list-item>
                    <text:p text:style-name="P4"><text:span text:style-name="T4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F.T.'s are cheap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phase shifts and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0" draw:text-style-name="P6" draw:layer="layout" svg:width="25.755cm" svg:height="13.765cm" svg:x="1.5cm" svg:y="7cm">
          <draw:text-box>
            <text:list text:style-name="L2">
              <text:list-item>
                <text:list>
                  <text:list-item>
                    <text:p text:style-name="P4"><text:span text:style-name="T4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source flux (linearl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patch/source size (because of the </text:span><text:span text:style-name="T7">n</text:span><text:span text:style-name="T4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the variation in </text:span><text:span text:style-name="T5">E</text:span><text:span text:style-name="T4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e need to develop some feeling for how small the patch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3T15:30:25</dc:date>
    <meta:print-date>2006-10-04T19:40:23</meta:print-date>
    <dc:language>en-US</dc:language>
    <meta:editing-cycles>31</meta:editing-cycles>
    <meta:editing-duration>P2DT19H38M13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ub>
            <math:mo math:stretchy="false">N</math:mo>
            <math:mi math:fontstyle="italic">pq</math:mi>
          </math:msub>
          <math:msup>
            <math:mrow>
              <math:mo math:stretchy="false"></math:mo>
              <math:msub>
                <math:mi>n</math:mi>
                <math:mn>0</math:mn>
              </math:msub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p>
                  <math:mrow>
                    <math:mo math:stretchy="false"></math:mo>
                    <math:msub>
                      <math:mo math:stretchy="false">n</math:mo>
                      <math:mn>0</math:mn>
                    </math:msub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%N_pq(n_0)^{-1}bold V{bold E}^{%dagger}_q(%l_0,%m_0)^-1 "=" newline
alignc "=" size 48 %fcall left (({bold E}_p(%l_0,%m_0))^{-1}%N_pq(%n_0)^{-1} %N_pq {bold E}_p bold B {bold E}_q^%dagger({bold E}^{%dagger}_q(%l_0,%m_0))^{-1} right ) newline
alignc "=" size 48 %fcall(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(Let's ignore the </math:mtext>
                <math:mstyle math:fontweight="bold">
                  <math:mrow>
                    <math:mi>G</math:mi>
                  </math:mrow>
                </math:mstyle>
                <math:mtext> terms for now, since they're trivial to add.)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row>
              <math:mtext>then if </math:mtext>
              <math:mstyle math:fontweight="bold">
                <math:mrow>
                  <math:mi>B</math:mi>
                </math:mrow>
              </math:mstyle>
              <math:mtext> is a sum of sources (patches) </math:mtext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i>,</math:mi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ub>
            <math:mstyle math:fontweight="bold">
              <math:mrow>
                <math:mi>B</math:mi>
              </math:mrow>
            </math:mstyle>
            <math:mi>s</math:mi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consider the ME for each kind of source individually.</math:mtext>
          </math:mrow>
        </math:mstyle>
      </math:mtr>
    </math:mtable>
    <math:annotation math:encoding="StarMath 5.0">alignl size 24 { "(Let's ignore the " bold G " terms for now, since they're trivial to add.)" } newline
{bold V}_pq = iint csub {%l%m} {bold K}_p {bold E}_p bold B {bold E}^{%dagger}_q {bold K}^{%dagger}_q d%l d%m  newline 
size 24 { "then if " bold B " is a sum of sources (patches) " bold B = sum csub s {bold B}_s, } newline
{bold V}_pq = sum csub s {bold V}^{(s)}_{pq} = sum csub s iint csub {%l%m} {bold K}_p {bold E}_p {bold B}_s {bold E}^{%dagger}_q {bold K}^{%dagger}_q d%l d%m newline 
size 24 { "and we can consider the ME for each kind of source individually."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tyle math:fontsize="48pt">
        <math:mrow>
          <math:mo math:stretchy="false">F</math:mo>
        </math:mrow>
      </math:mstyle>
      <math:mrow>
        <math:mo math:stretchy="false"></math:mo>
        <math:msub>
          <math:mstyle math:fontweight="bold">
            <math:mrow>
              <math:mi>B</math:mi>
            </math:mrow>
          </math:mstyle>
          <math:mn>0</math:mn>
        </math:msub>
        <math:mo math:stretchy="false"></math:mo>
      </math:mrow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 {bold B}_0 {bold E}^{%dagger}_q0 {bold K}^{%dagger}_q0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By definition, the source (or patch) has limited extent: 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</math:mo>
                <math:mn>0</math:mn>
              </math:mrow>
              <math:mtext> outside some "small" region </math:mtext>
              <math:mi>S</math:mi>
              <math:mtext> centered on </math:mtext>
              <math:msub>
                <math:mo math:stretchy="false">l</math:mo>
                <math:mn>0,</math:mn>
              </math:msub>
              <math:msub>
                <math:mo math:stretchy="false">m</math:mo>
                <math:mn>0.</math:mn>
              </math:msub>
            </math:mrow>
          </math:mrow>
        </math:mstyle>
      </math:mtr>
      <math:mtr>
        <math:mrow>
          <math:mstyle math:fontsize="24pt">
            <math:mrow>
              <math:mrow>
                <math:mtext>Now let's assume that </math:mtext>
                <math:mi>S</math:mi>
                <math:mtext> is small enough that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row>
                  <math:mrow>
                    <math:mo math:stretchy="false">n</math:mo>
                    <math:mo math:stretchy="false">=</math:mo>
                    <math:msqrt>
                      <math:mrow>
                        <math:mo math:stretchy="false"></math:mo>
                        <math:mrow>
                          <math:mrow>
                            <math:mn>1</math:mn>
                            <math:mo math:stretchy="false">−</math:mo>
                            <math:msup>
                              <math:mo math:stretchy="false">l</math:mo>
                              <math:mn>2</math:mn>
                            </math:msup>
                          </math:mrow>
                          <math:mo math:stretchy="false">−</math:mo>
                          <math:msup>
                            <math:mo math:stretchy="false">m</math:mo>
                            <math:mn>2</math:mn>
                          </math:msup>
                        </math:mrow>
                        <math:mo math:stretchy="false"></math:mo>
                      </math:mrow>
                    </math:msqrt>
                  </math:mrow>
                  <math:mo math:stretchy="false">≈</math:mo>
                  <math:msub>
                    <math:mo math:stretchy="false">n</math:mo>
                    <math:mn>0</math:mn>
                  </math:msub>
                </math:mrow>
                <math:mo math:stretchy="false">=</math:mo>
                <math:msqrt>
                  <math:mrow>
                    <math:mo math:stretchy="false"></math:mo>
                    <math:mrow>
                      <math:mrow>
                        <math:mn>1</math:mn>
                        <math:mo math:stretchy="false">−</math:mo>
                        <math:msubsup>
                          <math:mo math:stretchy="false">l</math:mo>
                          <math:mn>0</math:mn>
                          <math:mn>2</math:mn>
                        </math:msubsup>
                      </math:mrow>
                      <math:mo math:stretchy="false">−</math:mo>
                      <math:msubsup>
                        <math:mo math:stretchy="false">m</math:mo>
                        <math:mn>0</math:mn>
                        <math:mn>2</math:mn>
                      </math:msubsup>
                    </math:mrow>
                    <math:mo math:stretchy="false"></math:mo>
                  </math:mrow>
                </math:msqrt>
              </math:mrow>
              <math:mtext> over </math:mtext>
              <math:mi math:fontstyle="italic">S.</math:mi>
            </math:mrow>
          </math:mrow>
        </math:mstyle>
      </math:mtr>
      <math:mtr>
        <math:mrow>
          <math:mstyle math:fontsize="24pt">
            <math:mrow>
              <math:mrow>
                <math:mtext>Let's further assume that </math:mtext>
                <math:mstyle math:fontweight="bold">
                  <math:mrow>
                    <math:mi>E</math:mi>
                  </math:mrow>
                </math:mstyle>
                <math:mtext> is almost constant over </math:mtext>
                <math:mi>S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≈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p0</math:mi>
                </math:msub>
              </math:mrow>
            </math:mrow>
          </math:mrow>
        </math:mstyle>
      </math:mtr>
      <math:mtr/>
      <math:mtr>
        <math:mrow>
          <math:mstyle math:fontsize="20pt">
            <math:mrow>
              <math:mrow>
                <math:mtext>(And if not, we can always split </math:mtext>
                <math:mi>S</math:mi>
                <math:mtext> up into smaller regions.)</math:mtext>
              </math:mrow>
            </math:mrow>
          </math:mstyle>
        </math:mrow>
      </math:mtr>
    </math:mtable>
    <math:annotation math:encoding="StarMath 5.0">alignl size 24 {"By definition, the source (or patch) has limited extent: "} newline
size 24 { bold B(%l,%m) toward 0 " outside some \"small\" region " S " centered on " %l_0,%m_0. } newline 
alignl size 24 { "Now let's assume that " S " is small enough that " } newline
size 24 { %n = sqrt(1-%l^2-%m^2) approx %n_0 = sqrt(1-%l^2_0-%m^2_0) " over " S.  } newline
alignl size 24 {"Let's further assume that " bold E " is almost constant over " S:} newline
size 24 { {bold E}_p(%l,%m) approx {bold E}_p(%l_0,%m_0) = {bold E}_p0} newline newline
alignr size 20 {"(And if not, we can always split " S " up into smaller regions.)"} newline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n: 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≈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p0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q0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frac>
                <math:mn>1</math:mn>
                <math:msub>
                  <math:mo math:stretchy="false">n</math:mo>
                  <math:mn>0</math:mn>
                </math:msub>
              </math:mfrac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sub>
                            <math:mo math:stretchy="false">n</math:mo>
                            <math:mn>0</math:mn>
                          </math:msub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text/>
              </math:mrow>
            </math:mrow>
          </math:mrow>
        </math:mstyle>
      </math:mtr>
      <math:mtr>
        <math:mstyle math:fontsize="20pt">
          <math:mrow>
            <math:mrow>
              <math:mtext>(and substituting </math:mtext>
              <math:mrow>
                <math:mo math:stretchy="false">l</math:mo>
                <math:mo math:stretchy="false">=</math:mo>
                <math:mrow>
                  <math:mrow>
                    <math:mo math:stretchy="false"></math:mo>
                    <math:mrow>
                      <math:mo math:stretchy="false">l</math:mo>
                      <math:mo math:stretchy="false">−</math:mo>
                      <math:msub>
                        <math:mo math:stretchy="false">l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l</math:mo>
                    <math:mn>0,</math:mn>
                  </math:msub>
                </math:mrow>
              </math:mrow>
              <math:mrow>
                <math:mo math:stretchy="false">m</math:mo>
                <math:mo math:stretchy="false">=</math:mo>
                <math:mrow>
                  <math:mrow>
                    <math:mo math:stretchy="false"></math:mo>
                    <math:mrow>
                      <math:mo math:stretchy="false">m</math:mo>
                      <math:mo math:stretchy="false">−</math:mo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m</math:mo>
                    <math:mn>0</math:mn>
                  </math:msub>
                </math:mrow>
              </math:mrow>
              <math:mtext> )</math:mtext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under>
                  <math:munder math:accent="true">
                    <math:mrow>
                      <math:mfrac>
                        <math:mn>1</math:mn>
                        <math:msub>
                          <math:mi>n</math:mi>
                          <math:mn>0</math:mn>
                        </math:msub>
                      </math:mfrac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sub>
                                  <math:mo math:stretchy="false">l</math:mo>
                                  <math:mn>0</math:mn>
                                </math:msub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sub>
                                  <math:mo math:stretchy="false">m</math:mo>
                                  <math:mn>0</math:mn>
                                </math:msub>
                                <math:mo math:stretchy="false"></math:mo>
                                <math:msub>
                                  <math:mi>w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sub>
                                    <math:mo math:stretchy="false">n</math:mo>
                                    <math:mn>0</math:mn>
                                  </math:msub>
                                  <math:mo math:stretchy="false">−</math:mo>
                                  <math:mn>1</math:mn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</math:mrow>
                    <math:mo math:stretchy="false"></math:mo>
                  </math:munder>
                  <math:mtable>
                    <math:mtr>
                      <math:mrow>
                        <math:msub>
                          <math:mstyle math:fontweight="bold">
                            <math:mrow>
                              <math:mi>K</math:mi>
                            </math:mrow>
                          </math:mstyle>
                          <math:mi>p</math:mi>
                        </math:msub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o math:stretchy="false">m</math:mo>
                              <math:mn>0</math:mn>
                            </math:msub>
                          </math:mrow>
                          <math:mo math:stretchy="false"></math:mo>
                        </math:mrow>
                        <math:msubsup>
                          <math:mstyle math:fontweight="bold">
                            <math:mrow>
                              <math:mi>K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i>m</math:mi>
                              <math:mn>0</math:mn>
                            </math:msub>
                          </math:mrow>
                          <math:mo math:stretchy="false"></math:mo>
                        </math:mrow>
                        <math:mi>,</math:mi>
                      </math:mrow>
                    </math:mtr>
                    <math:mtr>
                      <math:mrow>
                        <math:mtext>i.e. the phase term at </math:mtext>
                        <math:msub>
                          <math:mo math:stretchy="false">l</math:mo>
                          <math:mn>0,</math:mn>
                        </math:msub>
                        <math:msub>
                          <math:mo math:stretchy="false">m</math:mo>
                          <math:mn>0</math:mn>
                        </math:msub>
                      </math:mrow>
                    </math:mtr>
                  </math:mtable>
                </math:munder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0</math:mi>
              </math:msub>
              <math:munder>
                <math:munder math:accent="true">
                  <math:mfenced math:open="" math:close="">
                    <math:mrow>
                      <math:mrow>
                        <math:munder>
                          <math:mo math:stretchy="false">∬</math:mo>
                          <math:mrow>
                            <math:mo math:stretchy="false">l</math:mo>
                            <math:mo math:stretchy="false">m</math:mo>
                          </math:mrow>
                        </math:munder>
                        <math:mstyle math:fontweight="bold">
                          <math:mrow>
                            <math:mi>B</math:mi>
                          </math:mrow>
                        </math:mstyle>
                      </math:mrow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row>
                                  <math:mo math:stretchy="false"></math:mo>
                                  <math:mrow>
                                    <math:mo math:stretchy="false">l</math:mo>
                                    <math:mo math:stretchy="false">−</math:mo>
                                    <math:msub>
                                      <math:mo math:stretchy="false">l</math:mo>
                                      <math:mn>0</math:mn>
                                    </math:msub>
                                  </math:mrow>
                                  <math:mo math:stretchy="false"></math:mo>
                                </math:mrow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o math:stretchy="false">m</math:mo>
                                  <math:mo math:stretchy="false">−</math:mo>
                                  <math:msub>
                                    <math:mo math:stretchy="false">m</math:mo>
                                    <math:mn>0</math:mn>
                                  </math:msub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  <math:mi>d</math:mi>
                      <math:mo math:stretchy="false">l</math:mo>
                      <math:mi>d</math:mi>
                      <math:mo math:stretchy="false">m</math:mo>
                    </math:mrow>
                  </math:mfenced>
                  <math:mo math:stretchy="false"></math:mo>
                </math:munder>
                <math:mrow>
                  <math:mtext>The F.T. of </math:mtext>
                  <math:mstyle math:fontweight="bold">
                    <math:mrow>
                      <math:mi>B</math:mi>
                    </math:mrow>
                  </math:mstyle>
                  <math:mtext> shifted to </math:mtext>
                  <math:mrow>
                    <math:mrow>
                      <math:mo math:stretchy="false">l</math:mo>
                      <math:mo math:stretchy="false">=</math:mo>
                      <math:mo math:stretchy="false">m</math:mo>
                    </math:mrow>
                    <math:mo math:stretchy="false">=</math:mo>
                    <math:mn>0</math:mn>
                  </math:mrow>
                </math:mrow>
              </math:munder>
              <math:mrow>
                <math:msubsup>
                  <math:mstyle math:fontweight="bold">
                    <math:mrow>
                      <math:mi>E</math:mi>
                    </math:mrow>
                  </math:mstyle>
                  <math:mi math:fontstyle="italic">q0</math:mi>
                  <math:mo math:stretchy="false">†</math:mo>
                </math:msubsup>
                <math:mo math:stretchy="false">=</math:mo>
                <math:mtext/>
              </math:mrow>
            </math:mrow>
          </math:mrow>
        </math:mstyle>
      </math:mtr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</math:mo>
            </math:mrow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"Then: "} newline
size 24 { {bold V}_pq approx iint csub {%l%m} ({bold E}_p0 bold B {bold E}^{%dagger}_q0)1 over %n_0 e^{{2%pi%i}over %lambda(u_pq%l+v_pq%m+w_pq(%n_0-1))} d%l d%m = "" } newline
size 20 {"(and substituting " %l=(%l-%l_0)+%l_0, %m=(%m-%m_0)+%m_0 " )" } newline
size 24 { "" = { 1 over n_0 e^{{2%pi%i}over %lambda(u_pq%l_0+v_pq%m_0+w_pq(%n_0-1))} } underbrace {binom {{bold K}_p(%l_0,%m_0){bold K}^{%dagger}_q(%l_0,m_0),} {"i.e. the phase term at " %l_0,%m_0}}  {bold E}_p0 {left ( iint csub {%l%m} bold B e^{{2%pi%i}over %lambda(u_pq(%l-%l_0)+v_pq(%m-%m_0))} d%l d%m right )} underbrace {"The F.T. of " bold B " shifted to " %l=%m=0} {bold E}^{%dagger}_q0 = "" } newline

alignc "" = ~ {bold K}_p0 {bold E}_p0 size 48 %fcall ( {bold B}_0 ) {bold E}^{%dagger}_q0 {bold K}^{%dagger}_q0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 math:fontstyle="italic">pq</math:mi>
                </math:msub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){bold G}^{%dagger}_q newline
alignl size 24 { "... and we know all of  the " {bold G}_p, {bold E}_p, "and (of course) " %N_{pq};} newline
alignl size 24 { "then is there a way to obtain \"corrected\" visibilities " {bold V'} } newline
size 24 { "such that  " } {bold V'}_pq=size 48 %fcall({bold B}) newline newline
size 24 { "  (or at the very least " {bold V'}_pq=size 36 %fcall(%N_pq {bold B}) ") ???" } newlin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n>.</math:mn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o math:stretchy="false">N</math:mo>
                    <math:mi math:fontstyle="italic">pq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i>B</math:mi>
                    </math:mrow>
                  </math:mstyle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) = size 36 %fcall(%N_pq) circ size 36 %fcall({bold E}_p) circ size 36 %fcall({bold B}) circ size 36 %fcall({bold E}^{%dagger}_q) } newline
alignl size 24 { "since convolution is, in general, irreversible." }
</math:annotation>
  </math:semantics>
</math:math>
</file>